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AF000001F40E9717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4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color="#000000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609cm" svg:x="1.4cm" svg:y="5.039cm" presentation:class="subtitle" presentation:user-transformed="true">
          <draw:text-box>
            <text:p><text:span text:style-name="T1">Dealing with Different</text:span></text:p>
            <text:p><text:span text:style-name="T1">Devices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Objective: Minimal Redundancy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re code = more cost</text:p>
                <text:list>
                  <text:list-item>
                    <text:p>More development time initially</text:p>
                  </text:list-item>
                  <text:list-item>
                    <text:p>Greater odds of bugs</text:p>
                  </text:list-item>
                  <text:list-item>
                    <text:p>More maintenance over time</text:p>
                  </text:list-item>
                </text:list>
              </text:list-item>
              <text:list-item>
                <text:p>Aim for maximum targets with the least feasible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Step #1: Identify Target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re Is Your App Really Going to be Used?</text:p>
                <text:list>
                  <text:list-item>
                    <text:p>Outside of US? Small screens popular</text:p>
                  </text:list-item>
                  <text:list-item>
                    <text:p>Heavily dependent on mobile data? Tablets less likely, TVs pretty much out</text:p>
                  </text:list-item>
                </text:list>
              </text:list-item>
              <text:list-item>
                <text:p>Business-Focused Restrictions</text:p>
                <text:list>
                  <text:list-item>
                    <text:p>Distribution partners (e.g., OEM deals)</text:p>
                  </text:list-item>
                  <text:list-item>
                    <text:p>Enterprise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Step #2: High-Level UX Design</text:p>
          </draw:text-box>
        </draw:frame>
        <draw:frame presentation:style-name="pr4" draw:text-style-name="P3" draw:layer="layout" svg:width="25.199cm" svg:height="13.863cm" svg:x="1.4cm" svg:y="4.914cm" presentation:class="outline" presentation:user-transformed="true">
          <draw:text-box>
            <text:list text:style-name="L2">
              <text:list-item>
                <text:p>What Are the Major Functions?</text:p>
                <text:list>
                  <text:list-item>
                    <text:p>E.g., Gmail = labels, conversations, messages, composition</text:p>
                  </text:list-item>
                </text:list>
              </text:list-item>
              <text:list-item>
                <text:p>How Are the Functions Delivered?</text:p>
                <text:list>
                  <text:list-item>
                    <text:p>E.g., Gmail = one per screen on phones, combined on tablets</text:p>
                  </text:list-item>
                </text:list>
              </text:list-item>
              <text:list-item>
                <text:p>What Functional Differences Are There?</text:p>
                <text:list>
                  <text:list-item>
                    <text:p>E.g., something only on tabl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tep #3: ID Reusable Portion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ere Are You Combining Things?</text:p>
                <text:list>
                  <text:list-item>
                    <text:p>Tablet screen = combination of multiple phone screens</text:p>
                  </text:list-item>
                  <text:list-item>
                    <text:p>Only min0r differences in functionality, look and fe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tep #4: Apply Fragment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ragments in an MVC World</text:p>
                <text:list>
                  <text:list-item>
                    <text:p>Models = POJOs, database+helper, whatever</text:p>
                  </text:list-item>
                  <text:list-item>
                    <text:p>Views = widgets</text:p>
                  </text:list-item>
                  <text:list-item>
                    <text:p>Controller = fragments</text:p>
                  </text:list-item>
                  <text:list-item>
                    <text:p>Activities = orche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4: Apply Fragments</text:p>
          </draw:text-box>
        </draw:frame>
        <draw:custom-shape draw:style-name="gr2" draw:text-style-name="P6" draw:id="id4" draw:layer="layout" svg:width="8.89cm" svg:height="6.35cm" svg:x="5.016cm" svg:y="5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id="id5" draw:layer="layout" svg:width="5.08cm" svg:height="6.35cm" svg:x="18.986cm" svg:y="5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id="id1" draw:layer="layout" svg:width="5.08cm" svg:height="6.35cm" svg:x="5.016cm" svg:y="12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id="id2" draw:layer="layout" svg:width="5.08cm" svg:height="6.35cm" svg:x="12.001cm" svg:y="12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id="id3" draw:layer="layout" svg:width="5.08cm" svg:height="6.35cm" svg:x="18.986cm" svg:y="12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54cm" svg:x="6.286cm" svg:y="7.621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2.54cm" svg:x="10.096cm" svg:y="7.621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2.54cm" svg:x="20.256cm" svg:y="7.621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2.54cm" svg:x="6.286cm" svg:y="14.60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2.54cm" svg:x="13.271cm" svg:y="14.60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2.54cm" svg:x="20.256cm" svg:y="14.606cm">
          <text:p text:style-name="P6">3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01cm" svg:height="1.343cm" svg:x="7.256cm" svg:y="5.156cm">
          <draw:text-box>
            <text:p><text:span text:style-name="T3">Activity A</text:span></text:p>
          </draw:text-box>
        </draw:frame>
        <draw:frame draw:style-name="gr5" draw:text-style-name="P8" draw:layer="layout" svg:width="5.044cm" svg:height="1.343cm" svg:x="19.022cm" svg:y="5.156cm">
          <draw:text-box>
            <text:p text:style-name="P6"><text:span text:style-name="T3"><text:s/></text:span><text:span text:style-name="T3">Activity C</text:span></text:p>
          </draw:text-box>
        </draw:frame>
        <draw:frame draw:style-name="gr4" draw:text-style-name="P7" draw:layer="layout" svg:width="4.401cm" svg:height="1.343cm" svg:x="5.381cm" svg:y="12.066cm">
          <draw:text-box>
            <text:p><text:span text:style-name="T3">Activity A</text:span></text:p>
          </draw:text-box>
        </draw:frame>
        <draw:frame draw:style-name="gr5" draw:text-style-name="P8" draw:layer="layout" svg:width="5.044cm" svg:height="1.343cm" svg:x="19.022cm" svg:y="12.157cm">
          <draw:text-box>
            <text:p text:style-name="P6"><text:span text:style-name="T3"><text:s/></text:span><text:span text:style-name="T3">Activity C</text:span></text:p>
          </draw:text-box>
        </draw:frame>
        <draw:frame draw:style-name="gr4" draw:text-style-name="P7" draw:layer="layout" svg:width="4.401cm" svg:height="1.343cm" svg:x="12.382cm" svg:y="12.067cm">
          <draw:text-box>
            <text:p><text:span text:style-name="T3">Activity B</text:span></text:p>
          </draw:text-box>
        </draw:frame>
        <draw:frame draw:style-name="gr4" draw:text-style-name="P9" draw:layer="layout" svg:width="3.334cm" svg:height="1.5cm" svg:x="0.706cm" svg:y="7.374cm">
          <draw:text-box>
            <text:p><text:span text:style-name="T4">Tablet</text:span></text:p>
          </draw:text-box>
        </draw:frame>
        <draw:frame draw:style-name="gr4" draw:text-style-name="P9" draw:layer="layout" svg:width="3.512cm" svg:height="1.5cm" svg:x="0.715cm" svg:y="14.606cm">
          <draw:text-box>
            <text:p><text:span text:style-name="T4">Phone</text:span></text:p>
          </draw:text-box>
        </draw:frame>
        <draw:connector draw:style-name="gr6" draw:text-style-name="P6" draw:layer="layout" svg:x1="10.096cm" svg:y1="15.241cm" svg:x2="12.001cm" svg:y2="15.241cm" draw:start-shape="id1" draw:start-glue-point="1" draw:end-shape="id2" svg:d="m10096 15241h1905">
          <text:p/>
        </draw:connector>
        <draw:connector draw:style-name="gr6" draw:text-style-name="P6" draw:layer="layout" draw:line-skew="0.767cm" svg:x1="7.556cm" svg:y1="18.416cm" svg:x2="21.526cm" svg:y2="18.416cm" draw:start-shape="id1" draw:start-glue-point="2" draw:end-shape="id3" svg:d="m7556 18416v1269h13970v-1269">
          <text:p/>
        </draw:connector>
        <draw:connector draw:style-name="gr6" draw:text-style-name="P6" draw:layer="layout" svg:x1="13.906cm" svg:y1="8.256cm" svg:x2="18.986cm" svg:y2="8.256cm" draw:start-shape="id4" draw:start-glue-point="1" draw:end-shape="id5" svg:d="m13906 8256h5080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4: Apply Fragment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rchestration via Listeners</text:p>
                <text:list>
                  <text:list-item>
                    <text:p>Define interface for the event listener</text:p>
                  </text:list-item>
                  <text:list-item>
                    <text:p>Activity supplies implementation to fragment</text:p>
                  </text:list-item>
                  <text:list-item>
                    <text:p>Fragment calls listener methods as needed</text:p>
                  </text:list-item>
                  <text:list-item>
                    <text:p>Activity responds</text:p>
                    <text:list>
                      <text:list-item>
                        <text:p>Dynamic fragment or reconfigure existing<text:line-break/>fragment</text:p>
                      </text:list-item>
                      <text:list-item>
                        <text:p>Start an activ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4: Apply Fragment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ed-For Outcomes</text:p>
                <text:list>
                  <text:list-item>
                    <text:p>Fragments directly usable in all screen sizes</text:p>
                    <text:list>
                      <text:list-item>
                        <text:p>1 per activity in small/normal screens</text:p>
                      </text:list-item>
                      <text:list-item>
                        <text:p>1+ per activity in large/xlarge screens</text:p>
                      </text:list-item>
                      <text:list-item>
                        <text:p>Fragment implementations oblivious to where other fragments reside</text:p>
                      </text:list-item>
                    </text:list>
                  </text:list-item>
                  <text:list-item>
                    <text:p>Views and models unaff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se density-independent dimensions</text:p>
              </text:list-item>
              <text:list-item>
                <text:p>Use stretchable graphics</text:p>
                <text:list>
                  <text:list-item>
                    <text:p>ShapeDrawable</text:p>
                  </text:list-item>
                  <text:list-item>
                    <text:p>Nine-patch PNGs</text:p>
                  </text:list-item>
                  <text:list-item>
                    <text:p>SVG (via add-on libra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ell Android where whitespace goes</text:p>
                <text:list>
                  <text:list-item>
                    <text:p>LinearLayout and android:layout_weight</text:p>
                  </text:list-item>
                  <text:list-item>
                    <text:p>TableLayout and android:stretchColumns</text:p>
                  </text:list-item>
                  <text:list-item>
                    <text:p>RelativeLayout and wise choice of rules</text:p>
                    <text:list>
                      <text:list-item>
                        <text:p>Get graphics designer to design with rules in min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esource Set Strategy</text:p>
                <text:list>
                  <text:list-item>
                    <text:p>Drawables by Density</text:p>
                    <text:list>
                      <text:list-item>
                        <text:p>Want image to stay roughly the same size</text:p>
                      </text:list-item>
                    </text:list>
                  </text:list-item>
                  <text:list-item>
                    <text:p>Layout by Screen Size</text:p>
                    <text:list>
                      <text:list-item>
                        <text:p>Apply appropriate fragments, sized and positioned as needed</text:p>
                      </text:list-item>
                    </text:list>
                  </text:list-item>
                  <text:list-item>
                    <text:p>Values by Density (dimensions)</text:p>
                  </text:list-item>
                  <text:list-item>
                    <text:p>New in 3.2: minimum resolution resource 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layer="layout" svg:width="25.199cm" svg:height="14.603cm" svg:x="1.4cm" svg:y="4.914cm" presentation:class="outline" presentation:user-transformed="true">
          <draw:text-box>
            <text:list text:style-name="L2">
              <text:list-item>
                <text:p>API Versions and Backwards Compatibility</text:p>
                <text:list>
                  <text:list-item>
                    <text:p>Class Detection</text:p>
                  </text:list-item>
                  <text:list-item>
                    <text:p>Reflection</text:p>
                  </text:list-item>
                  <text:list-item>
                    <text:p>Conditional Class Loading</text:p>
                    <text:list>
                      <text:list-item>
                        <text:p>Newer API only</text:p>
                      </text:list-item>
                      <text:list-item>
                        <text:p>Abstract class and multiple API concrete implementations</text:p>
                      </text:list-item>
                    </text:list>
                  </text:list-item>
                  <text:list-item>
                    <text:p>Why? For other tablet features</text:p>
                    <text:list>
                      <text:list-item>
                        <text:p>E.g., work with action 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6: Testing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mulators</text:p>
              </text:list-item>
              <text:list-item>
                <text:p>Devices</text:p>
                <text:list>
                  <text:list-item>
                    <text:p>Owned</text:p>
                  </text:list-item>
                  <text:list-item>
                    <text:p>Loaned (e.g., user group events, device labs at conferences)</text:p>
                  </text:list-item>
                  <text:list-item>
                    <text:p>DeviceAnywhere and similar services</text:p>
                  </text:list-item>
                  <text:list-item>
                    <text:p>Controlled beta test rele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ternative #1: Market Filter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pload Multiple APKs</text:p>
                <text:list>
                  <text:list-item>
                    <text:p>Each targeting a different device spec</text:p>
                  </text:list-item>
                </text:list>
              </text:list-item>
              <text:list-item>
                <text:p>Apply Market Filters</text:p>
                <text:list>
                  <text:list-item>
                    <text:p>APKs only delivered to devices on which it should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ternative #2: Manifest Filter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&lt;compatible-screens&gt;</text:p>
              </text:list-item>
              <text:list-item>
                <text:p>&lt;supports-screens&gt;</text:p>
              </text:list-item>
              <text:list-item>
                <text:p>&lt;uses-configuration&gt;</text:p>
              </text:list-item>
              <text:list-item>
                <text:p>&lt;uses-feature&gt;</text:p>
              </text:list-item>
              <text:list-item>
                <text:p>&lt;uses-sdk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ternative #3: HTML5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etect window size or user agent, use appropriate formatting</text:p>
                <text:list>
                  <text:list-item>
                    <text:p>Screen density can be a challenge</text:p>
                  </text:list-item>
                </text:list>
              </text:list-item>
              <text:list-item>
                <text:p>Use PhoneGap to convert into installable APK</text:p>
              </text:list-item>
              <text:list-item>
                <text:p>Bonus: cross-platform</text:p>
              </text:list-item>
              <text:list-item>
                <text:p>Cons: limited device integration, “non-native” fe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Androi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508cm" svg:height="1.296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08cm" svg:height="1.296cm" svg:x="12.08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08cm" svg:height="1.296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08cm" svg:height="1.296cm" svg:x="12.089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3.575cm" svg:height="10.181cm" svg:x="4.007cm" svg:y="3.288cm" draw:page-number="1"/>
      <draw:page-thumbnail draw:layer="backgroundobjects" svg:width="13.575cm" svg:height="10.181cm" svg:x="4.007cm" svg:y="14.47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9-04-12T20:20:58</meta:creation-date>
    <dc:date>2011-08-07T07:51:26</dc:date>
    <meta:editing-cycles>186</meta:editing-cycles>
    <meta:editing-duration>PT12H28M56S</meta:editing-duration>
    <meta:print-date>2011-07-30T11:17:35</meta:print-date>
    <dc:creator>Mark Murphy</dc:creator>
    <meta:printed-by>Mark Murphy</meta:printed-by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